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0804" officeooo:paragraph-rsid="000a080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0804" officeooo:paragraph-rsid="000a0804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fo:font-size="15pt" officeooo:rsid="000a0804" officeooo:paragraph-rsid="000a0804" style:font-size-asian="15pt" style:font-size-complex="15pt"/>
    </style:style>
    <style:style style:name="T1" style:family="text">
      <style:text-properties officeooo:rsid="0014a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</text:p>
      <text:p text:style-name="P1"/>
      <text:p text:style-name="P3">Q1) Does ANSI recognize the data type DATE?</text:p>
      <text:p text:style-name="P3">And-&gt; <text:s/><text:span text:style-name="T1">Yes ANSI does Recognize the datatype DATE</text:span><text:tab/></text:p>
      <text:p text:style-name="P3"/>
      <text:p text:style-name="P3">Q2) Which subdivision of SQL is used to insert values in tables?</text:p>
      <text:p text:style-name="P3">Ans-&gt; DML (Data Manipulation Language) subdivision is used ot insert valu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2:31:17.605569996</meta:creation-date>
    <dc:date>2023-09-11T00:19:24.883987298</dc:date>
    <meta:editing-duration>PT5H37M28S</meta:editing-duration>
    <meta:editing-cycles>5</meta:editing-cycles>
    <meta:generator>LibreOffice/7.3.2.2$Linux_X86_64 LibreOffice_project/30$Build-2</meta:generator>
    <meta:document-statistic meta:table-count="0" meta:image-count="0" meta:object-count="0" meta:page-count="1" meta:paragraph-count="5" meta:word-count="41" meta:character-count="244" meta:non-whitespace-character-count="206"/>
  </office:meta>
</office:document-meta>
</file>